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xgffd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 office:value-type="string" calcext:value-type="string">
            <text:p>fff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df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jkj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5:02:03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2S</meta:editing-duration>
    <meta:editing-cycles>12</meta:editing-cycles>
    <meta:generator>LibreOffice/5.4.3.2$Windows_X86_64 LibreOffice_project/92a7159f7e4af62137622921e809f8546db437e5</meta:generator>
    <dc:date>2018-09-04T15:02:09.437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